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31.33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ro3" style:family="table-row">
      <style:table-row-properties style:row-height="48.44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34.75mm" fo:break-before="auto" style:use-optimal-row-height="true"/>
    </style:style>
    <style:style style:name="ro6" style:family="table-row">
      <style:table-row-properties style:row-height="38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en.dict.naver.com/#/entry/enko/edcb736f0e934a1ab3ed7faef044d1b4" xlink:type="simple">binge</text:a> </text:p>
          </table:table-cell>
          <table:table-cell office:value-type="string" calcext:value-type="string">
            <text:p>[bɪndʒ] </text:p>
          </table:table-cell>
          <table:table-cell office:value-type="string" calcext:value-type="string">
            <text:p>:</text:p>
          </table:table-cell>
          <table:table-cell office:value-type="string" office:string-value="1.명사 (특히 음식을 먹거나 술을 마시며) 한동안 흥청망청하기, 폭음[폭식]하기&#10;to go on a binge&#10;&#10;흥청망청 먹고 마시다&#10;&#10;2.동사 폭식[폭음]하다&#10;When she’s depressed she binges on chocolate.&#10;&#10;그녀는 우울하면 초콜릿을 폭식한다." calcext:value-type="string">
            <text:p>1.명사 (특히 음식을 먹거나 술을 마시며) 한동안 흥청망청하기, 폭음[폭식]하기</text:p>
            <text:p>to go on a binge</text:p>
            <text:p/>
            <text:p>흥청망청 먹고 마시다</text:p>
            <text:p/>
            <text:p>2.동사 폭식[폭음]하다</text:p>
            <text:p>When she’s depressed she binges on chocolate.</text:p>
            <text:p/>
            <text:p>그녀는 우울하면 초콜릿을 폭식한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9024553f8859452d8bd0b8801add8020" xlink:type="simple">prem·ise</text:a> </text:p>
          </table:table-cell>
          <table:table-cell office:value-type="string" calcext:value-type="string">
            <text:p>[ˈpremɪs] </text:p>
          </table:table-cell>
          <table:table-cell office:value-type="string" calcext:value-type="string">
            <text:p>:</text:p>
          </table:table-cell>
          <table:table-cell office:value-type="string" office:string-value="1.명사 (주장의) 전제&#10;the basic premise of her argument&#10;&#10;그녀 주장의 기본 전제" calcext:value-type="string">
            <text:p>1.명사 (주장의) 전제</text:p>
            <text:p>the basic premise of her argument</text:p>
            <text:p/>
            <text:p>그녀 주장의 기본 전제</text:p>
          </table:table-cell>
        </table:table-row>
        <table:table-row table:style-name="ro3">
          <table:table-cell office:value-type="string" calcext:value-type="string">
            <text:p><text:a xlink:href="https://en.dict.naver.com/#/entry/enko/29616e3e48854573be566ec0c3e73de1" xlink:type="simple">vague</text:a> </text:p>
          </table:table-cell>
          <table:table-cell office:value-type="string" calcext:value-type="string">
            <text:p>[veɪɡ] </text:p>
          </table:table-cell>
          <table:table-cell office:value-type="string" calcext:value-type="string">
            <text:p>:</text:p>
          </table:table-cell>
          <table:table-cell office:value-type="string" office:string-value="1.형용사 (기억 등이) 희미한[어렴풋한]&#10;to have a vague impression/memory/recollection of sth&#10;&#10;…에 대해 어렴풋한 인상을 갖고 있다/희미하게 기억하다/회상하다&#10;&#10;2.형용사 모호한, 애매한&#10;She’s a little vague about her plans for next year.&#10;&#10;그녀는 내년 계획이 좀 모호하다.&#10;&#10;3.형용사 멍청한, 얼빠진 것 같은&#10;His vague manner concealed a brilliant mind.&#10;&#10;그의 얼빠진 것 같은 태도는 그의 뛰어난 지성을 감추고 있었다." calcext:value-type="string">
            <text:p>1.형용사 (기억 등이) 희미한[어렴풋한]</text:p>
            <text:p>to have a vague impression/memory/recollection of sth</text:p>
            <text:p/>
            <text:p>…에 대해 어렴풋한 인상을 갖고 있다/희미하게 기억하다/회상하다</text:p>
            <text:p/>
            <text:p>2.형용사 모호한, 애매한</text:p>
            <text:p>She’s a little vague about her plans for next year.</text:p>
            <text:p/>
            <text:p>그녀는 내년 계획이 좀 모호하다.</text:p>
            <text:p/>
            <text:p>3.형용사 멍청한, 얼빠진 것 같은</text:p>
            <text:p>His vague manner concealed a brilliant mind.</text:p>
            <text:p/>
            <text:p>그의 얼빠진 것 같은 태도는 그의 뛰어난 지성을 감추고 있었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4ca8edcd26aa451a99a9ac5bfaceba85" xlink:type="simple">con·tem·por·ary</text:a> </text:p>
          </table:table-cell>
          <table:table-cell office:value-type="string" calcext:value-type="string">
            <text:p>[kən|tempəreri] </text:p>
          </table:table-cell>
          <table:table-cell office:value-type="string" calcext:value-type="string">
            <text:p>:</text:p>
          </table:table-cell>
          <table:table-cell office:value-type="string" office:string-value="1.형용사 동시대의&#10;We have no contemporary account of the battle.&#10;&#10;그 전투에 대한 동시대의 기록은 없다.&#10;&#10;2.형용사 현대의, 당대의&#10;life in contemporary Britain&#10;&#10;현대 영국에서의 삶&#10;&#10;3.명사 (어떤 사람과) 동년배[동시대인]&#10;She and I were contemporaries at college.&#10;&#10;그녀와 나는 대학을 같은 시기에 다녔다." calcext:value-type="string">
            <text:p>1.형용사 동시대의</text:p>
            <text:p>We have no contemporary account of the battle.</text:p>
            <text:p/>
            <text:p>그 전투에 대한 동시대의 기록은 없다.</text:p>
            <text:p/>
            <text:p>2.형용사 현대의, 당대의</text:p>
            <text:p>life in contemporary Britain</text:p>
            <text:p/>
            <text:p>현대 영국에서의 삶</text:p>
            <text:p/>
            <text:p>3.명사 (어떤 사람과) 동년배[동시대인]</text:p>
            <text:p>She and I were contemporaries at college.</text:p>
            <text:p/>
            <text:p>그녀와 나는 대학을 같은 시기에 다녔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92c5c430dc9f4c91855dc18e24839a41" xlink:type="simple">national athletic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국가대표</text:p>
          </table:table-cell>
        </table:table-row>
        <table:table-row table:style-name="ro5">
          <table:table-cell office:value-type="string" calcext:value-type="string">
            <text:p><text:a xlink:href="https://en.dict.naver.com/#/entry/enko/bf524da3f0434c0aad53220c87964f5b" xlink:type="simple">ath·lete</text:a> </text:p>
          </table:table-cell>
          <table:table-cell office:value-type="string" calcext:value-type="string">
            <text:p>[ˈæθliːt] </text:p>
          </table:table-cell>
          <table:table-cell office:value-type="string" calcext:value-type="string">
            <text:p>:</text:p>
          </table:table-cell>
          <table:table-cell office:value-type="string" office:string-value="1.명사 (운동)선수&#10;Olympic athletes&#10;&#10;올림픽 참가 선수&#10;&#10;2.명사 육상 경기 선수&#10;3.명사 운동을 잘 하는 사람, 운동선수&#10;She is a natural athlete.&#10;&#10;그녀는 타고난 운동선수이다." calcext:value-type="string">
            <text:p>1.명사 (운동)선수</text:p>
            <text:p>Olympic athletes</text:p>
            <text:p/>
            <text:p>올림픽 참가 선수</text:p>
            <text:p/>
            <text:p>2.명사 육상 경기 선수</text:p>
            <text:p>3.명사 운동을 잘 하는 사람, 운동선수</text:p>
            <text:p>She is a natural athlete.</text:p>
            <text:p/>
            <text:p>그녀는 타고난 운동선수이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bcd7b74866234280ab85bc2d3f2c8dfb" xlink:type="simple">na·tion·al</text:a> </text:p>
          </table:table-cell>
          <table:table-cell office:value-type="string" calcext:value-type="string">
            <text:p>[ˈnæʃnəl] </text:p>
          </table:table-cell>
          <table:table-cell office:value-type="string" calcext:value-type="string">
            <text:p>:</text:p>
          </table:table-cell>
          <table:table-cell office:value-type="string" office:string-value="1.형용사 국가의, 전국적인; 전 국민의&#10;national and local newspapers&#10;&#10;전국지 및 지방지&#10;&#10;2.형용사 국가 소유의, 국립의, 국영의&#10;a national airline / museum / theatre&#10;&#10;국영 항공사/국립 박물관/국립 극장&#10;&#10;3.명사 (특정 국가의) 국민[시민] (한 사람)&#10;Polish nationals living in Germany&#10;&#10;독일에 사는[재독] 폴란드 국민들" calcext:value-type="string">
            <text:p>1.형용사 국가의, 전국적인; 전 국민의</text:p>
            <text:p>national and local newspapers</text:p>
            <text:p/>
            <text:p>전국지 및 지방지</text:p>
            <text:p/>
            <text:p>2.형용사 국가 소유의, 국립의, 국영의</text:p>
            <text:p>a national airline / museum / theatre</text:p>
            <text:p/>
            <text:p>국영 항공사/국립 박물관/국립 극장</text:p>
            <text:p/>
            <text:p>3.명사 (특정 국가의) 국민[시민] (한 사람)</text:p>
            <text:p>Polish nationals living in Germany</text:p>
            <text:p/>
            <text:p>독일에 사는[재독] 폴란드 국민들</text:p>
          </table:table-cell>
        </table:table-row>
        <table:table-row table:style-name="ro6">
          <table:table-cell office:value-type="string" calcext:value-type="string">
            <text:p><text:a xlink:href="https://en.dict.naver.com/#/entry/enko/a26d050d60b04d2a9e08f8773303cba0" xlink:type="simple">naive</text:a> </text:p>
          </table:table-cell>
          <table:table-cell office:value-type="string" calcext:value-type="string">
            <text:p>[naɪˈiːv] </text:p>
          </table:table-cell>
          <table:table-cell office:value-type="string" calcext:value-type="string">
            <text:p>:</text:p>
          </table:table-cell>
          <table:table-cell office:value-type="string" office:string-value="1.형용사 (경험·지식 부족 등으로) 순진해 빠진, (모자랄 정도로) 순진한&#10;to be politically naive&#10;&#10;정치적으로 순진해 빠졌다[모자라다]&#10;&#10;2.형용사 순진무구한&#10;Their approach to life is refreshingly naive.&#10;&#10;삶에 대한 그들의 접근법은 신선할 정도로 순진무구하다.&#10;&#10;3.형용사 천진난만한 스타일의" calcext:value-type="string">
            <text:p>1.형용사 (경험·지식 부족 등으로) 순진해 빠진, (모자랄 정도로) 순진한</text:p>
            <text:p>to be politically naive</text:p>
            <text:p/>
            <text:p>정치적으로 순진해 빠졌다[모자라다]</text:p>
            <text:p/>
            <text:p>2.형용사 순진무구한</text:p>
            <text:p>Their approach to life is refreshingly naive.</text:p>
            <text:p/>
            <text:p>삶에 대한 그들의 접근법은 신선할 정도로 순진무구하다.</text:p>
            <text:p/>
            <text:p>3.형용사 천진난만한 스타일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2:20:24.212000000</meta:creation-date>
    <dc:date>2021-01-31T12:23:13.200000000</dc:date>
    <meta:editing-duration>PT2M48S</meta:editing-duration>
    <meta:editing-cycles>3</meta:editing-cycles>
    <meta:generator>Ultra_Office/6.2.3.2$Windows_x86 LibreOffice_project/</meta:generator>
    <meta:document-statistic meta:table-count="1" meta:cell-count="31" meta:object-count="0"/>
  </office:meta>
</office:document-meta>
</file>